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54:4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66134" calcext:value-type="float">
            <text:p>66134</text:p>
          </table:table-cell>
          <table:table-cell office:value-type="float" office:value="65628" calcext:value-type="float">
            <text:p>65628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7904" calcext:value-type="float">
            <text:p>47904</text:p>
          </table:table-cell>
          <table:table-cell office:value-type="float" office:value="47881" calcext:value-type="float">
            <text:p>47881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676043" calcext:value-type="float">
            <text:p>6760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]/([.E2]+[.I2]+[.M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5308" calcext:value-type="float">
            <text:p>5308</text:p>
          </table:table-cell>
          <table:table-cell office:value-type="float" office:value="4708" calcext:value-type="float">
            <text:p>4708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549" calcext:value-type="float">
            <text:p>549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]/([.E3]+[.I3]+[.M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4872" calcext:value-type="float">
            <text:p>54872</text:p>
          </table:table-cell>
          <table:table-cell office:value-type="float" office:value="54276" calcext:value-type="float">
            <text:p>5427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49104" calcext:value-type="float">
            <text:p>49104</text:p>
          </table:table-cell>
          <table:table-cell office:value-type="float" office:value="49084" calcext:value-type="float">
            <text:p>49084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64621" calcext:value-type="float">
            <text:p>6646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4]/([.E4]+[.I4]+[.M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3413" calcext:value-type="float">
            <text:p>53413</text:p>
          </table:table-cell>
          <table:table-cell office:value-type="float" office:value="52801" calcext:value-type="float">
            <text:p>5280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52702" calcext:value-type="float">
            <text:p>52702</text:p>
          </table:table-cell>
          <table:table-cell office:value-type="float" office:value="52682" calcext:value-type="float">
            <text:p>52682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83522" calcext:value-type="float">
            <text:p>6835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5]/([.E5]+[.I5]+[.M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4433" calcext:value-type="float">
            <text:p>64433</text:p>
          </table:table-cell>
          <table:table-cell office:value-type="float" office:value="63816" calcext:value-type="float">
            <text:p>63816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49693" calcext:value-type="float">
            <text:p>49693</text:p>
          </table:table-cell>
          <table:table-cell office:value-type="float" office:value="49673" calcext:value-type="float">
            <text:p>49673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63037" calcext:value-type="float">
            <text:p>6630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6]/([.E6]+[.I6]+[.M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53654" calcext:value-type="float">
            <text:p>53654</text:p>
          </table:table-cell>
          <table:table-cell office:value-type="float" office:value="53111" calcext:value-type="float">
            <text:p>53111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45546" calcext:value-type="float">
            <text:p>45546</text:p>
          </table:table-cell>
          <table:table-cell office:value-type="float" office:value="45524" calcext:value-type="float">
            <text:p>455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78455" calcext:value-type="float">
            <text:p>678455</text:p>
          </table:table-cell>
          <table:table-cell office:value-type="float" office:value="678439" calcext:value-type="float">
            <text:p>67843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M7]/([.E7]+[.I7]+[.M7])" office:value-type="percentage" office:value="0.0275387263339071" calcext:value-type="percentage">
            <text:p>2.7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6600" calcext:value-type="float">
            <text:p>46600</text:p>
          </table:table-cell>
          <table:table-cell office:value-type="float" office:value="46042" calcext:value-type="float">
            <text:p>46042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43522" calcext:value-type="float">
            <text:p>43522</text:p>
          </table:table-cell>
          <table:table-cell office:value-type="float" office:value="43500" calcext:value-type="float">
            <text:p>4350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689187" calcext:value-type="float">
            <text:p>6891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8]/([.E8]+[.I8]+[.M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0679" calcext:value-type="float">
            <text:p>50679</text:p>
          </table:table-cell>
          <table:table-cell office:value-type="float" office:value="50170" calcext:value-type="float">
            <text:p>5017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38390" calcext:value-type="float">
            <text:p>38390</text:p>
          </table:table-cell>
          <table:table-cell office:value-type="float" office:value="38370" calcext:value-type="float">
            <text:p>3837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79450" calcext:value-type="float">
            <text:p>6794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9]/([.E9]+[.I9]+[.M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3446" calcext:value-type="float">
            <text:p>53446</text:p>
          </table:table-cell>
          <table:table-cell office:value-type="float" office:value="52942" calcext:value-type="float">
            <text:p>52942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51560" calcext:value-type="float">
            <text:p>51560</text:p>
          </table:table-cell>
          <table:table-cell office:value-type="float" office:value="51535" calcext:value-type="float">
            <text:p>515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75614" calcext:value-type="float">
            <text:p>675614</text:p>
          </table:table-cell>
          <table:table-cell office:value-type="float" office:value="675604" calcext:value-type="float">
            <text:p>6756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M10]/([.E10]+[.I10]+[.M10])" office:value-type="percentage" office:value="0.0185528756957328" calcext:value-type="percentage">
            <text:p>1.8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53881" calcext:value-type="float">
            <text:p>53881</text:p>
          </table:table-cell>
          <table:table-cell office:value-type="float" office:value="53375" calcext:value-type="float">
            <text:p>5337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53138" calcext:value-type="float">
            <text:p>53138</text:p>
          </table:table-cell>
          <table:table-cell office:value-type="float" office:value="53118" calcext:value-type="float">
            <text:p>5311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74564" calcext:value-type="float">
            <text:p>6745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1]/([.E11]+[.I11]+[.M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42295" calcext:value-type="float">
            <text:p>42295</text:p>
          </table:table-cell>
          <table:table-cell office:value-type="float" office:value="41729" calcext:value-type="float">
            <text:p>41729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42140" calcext:value-type="float">
            <text:p>42140</text:p>
          </table:table-cell>
          <table:table-cell office:value-type="float" office:value="42118" calcext:value-type="float">
            <text:p>42118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678454" calcext:value-type="float">
            <text:p>6784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2]/([.E12]+[.I12]+[.M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5098" calcext:value-type="float">
            <text:p>65098</text:p>
          </table:table-cell>
          <table:table-cell office:value-type="float" office:value="64587" calcext:value-type="float">
            <text:p>6458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70490" calcext:value-type="float">
            <text:p>70490</text:p>
          </table:table-cell>
          <table:table-cell office:value-type="float" office:value="70470" calcext:value-type="float">
            <text:p>7047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52870" calcext:value-type="float">
            <text:p>6528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3]/([.E13]+[.I13]+[.M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67011" calcext:value-type="float">
            <text:p>67011</text:p>
          </table:table-cell>
          <table:table-cell office:value-type="float" office:value="66478" calcext:value-type="float">
            <text:p>66478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51845" calcext:value-type="float">
            <text:p>51845</text:p>
          </table:table-cell>
          <table:table-cell office:value-type="float" office:value="51825" calcext:value-type="float">
            <text:p>5182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68867" calcext:value-type="float">
            <text:p>6688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4]/([.E14]+[.I14]+[.M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42357" calcext:value-type="float">
            <text:p>42357</text:p>
          </table:table-cell>
          <table:table-cell office:value-type="float" office:value="41770" calcext:value-type="float">
            <text:p>4177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43434" calcext:value-type="float">
            <text:p>43434</text:p>
          </table:table-cell>
          <table:table-cell office:value-type="float" office:value="43409" calcext:value-type="float">
            <text:p>4340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691287" calcext:value-type="float">
            <text:p>6912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5]/([.E15]+[.I15]+[.M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49856" calcext:value-type="float">
            <text:p>49856</text:p>
          </table:table-cell>
          <table:table-cell office:value-type="float" office:value="49249" calcext:value-type="float">
            <text:p>49249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48401" calcext:value-type="float">
            <text:p>48401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682910" calcext:value-type="float">
            <text:p>6829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6]/([.E16]+[.I16]+[.M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3981" calcext:value-type="float">
            <text:p>53981</text:p>
          </table:table-cell>
          <table:table-cell office:value-type="float" office:value="53368" calcext:value-type="float">
            <text:p>53368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47427" calcext:value-type="float">
            <text:p>47427</text:p>
          </table:table-cell>
          <table:table-cell office:value-type="float" office:value="47407" calcext:value-type="float">
            <text:p>47407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82887" calcext:value-type="float">
            <text:p>6828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7]/([.E17]+[.I17]+[.M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51368" calcext:value-type="float">
            <text:p>51368</text:p>
          </table:table-cell>
          <table:table-cell office:value-type="float" office:value="50747" calcext:value-type="float">
            <text:p>50747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53837" calcext:value-type="float">
            <text:p>53837</text:p>
          </table:table-cell>
          <table:table-cell office:value-type="float" office:value="53817" calcext:value-type="float">
            <text:p>53817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80372" calcext:value-type="float">
            <text:p>6803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8]/([.E18]+[.I18]+[.M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6650" calcext:value-type="float">
            <text:p>46650</text:p>
          </table:table-cell>
          <table:table-cell office:value-type="float" office:value="46040" calcext:value-type="float">
            <text:p>46040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44551" calcext:value-type="float">
            <text:p>44551</text:p>
          </table:table-cell>
          <table:table-cell office:value-type="float" office:value="44531" calcext:value-type="float">
            <text:p>4453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84238" calcext:value-type="float">
            <text:p>6842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9]/([.E19]+[.I19]+[.M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0796" calcext:value-type="float">
            <text:p>50796</text:p>
          </table:table-cell>
          <table:table-cell office:value-type="float" office:value="50194" calcext:value-type="float">
            <text:p>50194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53752" calcext:value-type="float">
            <text:p>53752</text:p>
          </table:table-cell>
          <table:table-cell office:value-type="float" office:value="53728" calcext:value-type="float">
            <text:p>53728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677242" calcext:value-type="float">
            <text:p>6772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0]/([.E20]+[.I20]+[.M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4801" calcext:value-type="float">
            <text:p>54801</text:p>
          </table:table-cell>
          <table:table-cell office:value-type="float" office:value="54239" calcext:value-type="float">
            <text:p>54239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49630" calcext:value-type="float">
            <text:p>49630</text:p>
          </table:table-cell>
          <table:table-cell office:value-type="float" office:value="49610" calcext:value-type="float">
            <text:p>4961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71602" calcext:value-type="float">
            <text:p>6716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1]/([.E21]+[.I21]+[.M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3966" calcext:value-type="float">
            <text:p>63966</text:p>
          </table:table-cell>
          <table:table-cell office:value-type="float" office:value="63396" calcext:value-type="float">
            <text:p>63396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48506" calcext:value-type="float">
            <text:p>48506</text:p>
          </table:table-cell>
          <table:table-cell office:value-type="float" office:value="48486" calcext:value-type="float">
            <text:p>4848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59262" calcext:value-type="float">
            <text:p>659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2]/([.E22]+[.I22]+[.M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9607" calcext:value-type="float">
            <text:p>39607</text:p>
          </table:table-cell>
          <table:table-cell office:value-type="float" office:value="39023" calcext:value-type="float">
            <text:p>39023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36820" calcext:value-type="float">
            <text:p>36820</text:p>
          </table:table-cell>
          <table:table-cell office:value-type="float" office:value="36798" calcext:value-type="float">
            <text:p>36798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686784" calcext:value-type="float">
            <text:p>6867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3]/([.E23]+[.I23]+[.M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3525" calcext:value-type="float">
            <text:p>63525</text:p>
          </table:table-cell>
          <table:table-cell office:value-type="float" office:value="62969" calcext:value-type="float">
            <text:p>62969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48760" calcext:value-type="float">
            <text:p>48760</text:p>
          </table:table-cell>
          <table:table-cell office:value-type="float" office:value="48740" calcext:value-type="float">
            <text:p>4874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57877" calcext:value-type="float">
            <text:p>6578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4]/([.E24]+[.I24]+[.M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0673" calcext:value-type="float">
            <text:p>50673</text:p>
          </table:table-cell>
          <table:table-cell office:value-type="float" office:value="50100" calcext:value-type="float">
            <text:p>50100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50835" calcext:value-type="float">
            <text:p>50835</text:p>
          </table:table-cell>
          <table:table-cell office:value-type="float" office:value="50815" calcext:value-type="float">
            <text:p>5081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86835" calcext:value-type="float">
            <text:p>6868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5]/([.E25]+[.I25]+[.M2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74730" calcext:value-type="float">
            <text:p>74730</text:p>
          </table:table-cell>
          <table:table-cell office:value-type="float" office:value="74127" calcext:value-type="float">
            <text:p>74127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67338" calcext:value-type="float">
            <text:p>67338</text:p>
          </table:table-cell>
          <table:table-cell office:value-type="float" office:value="67318" calcext:value-type="float">
            <text:p>6731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48193" calcext:value-type="float">
            <text:p>6481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6]/([.E26]+[.I26]+[.M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62812" calcext:value-type="float">
            <text:p>62812</text:p>
          </table:table-cell>
          <table:table-cell office:value-type="float" office:value="62218" calcext:value-type="float">
            <text:p>6221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46576" calcext:value-type="float">
            <text:p>46576</text:p>
          </table:table-cell>
          <table:table-cell office:value-type="float" office:value="46556" calcext:value-type="float">
            <text:p>4655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78155" calcext:value-type="float">
            <text:p>6781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7]/([.E27]+[.I27]+[.M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9999" calcext:value-type="float">
            <text:p>49999</text:p>
          </table:table-cell>
          <table:table-cell office:value-type="float" office:value="49435" calcext:value-type="float">
            <text:p>49435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54281" calcext:value-type="float">
            <text:p>54281</text:p>
          </table:table-cell>
          <table:table-cell office:value-type="float" office:value="54259" calcext:value-type="float">
            <text:p>54259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684694" calcext:value-type="float">
            <text:p>6846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8]/([.E28]+[.I28]+[.M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60916" calcext:value-type="float">
            <text:p>60916</text:p>
          </table:table-cell>
          <table:table-cell office:value-type="float" office:value="60336" calcext:value-type="float">
            <text:p>60336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47213" calcext:value-type="float">
            <text:p>47213</text:p>
          </table:table-cell>
          <table:table-cell office:value-type="float" office:value="47193" calcext:value-type="float">
            <text:p>47193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85808" calcext:value-type="float">
            <text:p>6858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9]/([.E29]+[.I29]+[.M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50735" calcext:value-type="float">
            <text:p>50735</text:p>
          </table:table-cell>
          <table:table-cell office:value-type="float" office:value="50161" calcext:value-type="float">
            <text:p>50161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46811" calcext:value-type="float">
            <text:p>46811</text:p>
          </table:table-cell>
          <table:table-cell office:value-type="float" office:value="46791" calcext:value-type="float">
            <text:p>4679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89265" calcext:value-type="float">
            <text:p>6892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0]/([.E30]+[.I30]+[.M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3678" calcext:value-type="float">
            <text:p>63678</text:p>
          </table:table-cell>
          <table:table-cell office:value-type="float" office:value="63105" calcext:value-type="float">
            <text:p>63105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47337" calcext:value-type="float">
            <text:p>47337</text:p>
          </table:table-cell>
          <table:table-cell office:value-type="float" office:value="47317" calcext:value-type="float">
            <text:p>47317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60905" calcext:value-type="float">
            <text:p>6609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1]/([.E31]+[.I31]+[.M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7218" calcext:value-type="float">
            <text:p>67218</text:p>
          </table:table-cell>
          <table:table-cell office:value-type="float" office:value="66590" calcext:value-type="float">
            <text:p>66590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50709" calcext:value-type="float">
            <text:p>50709</text:p>
          </table:table-cell>
          <table:table-cell office:value-type="float" office:value="50689" calcext:value-type="float">
            <text:p>50689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66013" calcext:value-type="float">
            <text:p>6660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2]/([.E32]+[.I32]+[.M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1096" calcext:value-type="float">
            <text:p>41096</text:p>
          </table:table-cell>
          <table:table-cell office:value-type="float" office:value="40479" calcext:value-type="float">
            <text:p>40479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42490" calcext:value-type="float">
            <text:p>42490</text:p>
          </table:table-cell>
          <table:table-cell office:value-type="float" office:value="42470" calcext:value-type="float">
            <text:p>4247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81741" calcext:value-type="float">
            <text:p>6817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3]/([.E33]+[.I33]+[.M33])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0144036256342625" calcext:value-type="percentage">
            <text:p>0.1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1:00:09.193956256</dc:date>
    <meta:editing-duration>PT1M53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